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011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cm" draw:marker-start="Arrowheads_20_2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Helvetica" style:font-family-generic="swiss" fo:font-size="9pt" fo:font-weight="normal" style:font-size-asian="9pt" style:font-weight-asian="normal" style:font-size-complex="9pt" style:font-weight-complex="normal"/>
    </style:style>
    <style:style style:name="P5" style:family="paragraph">
      <style:paragraph-properties fo:text-align="start"/>
      <style:text-properties fo:font-family="Helvetica" style:font-family-generic="swis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>
      <style:text-properties fo:font-family="Helvetica" style:font-family-generic="swiss" fo:font-size="8pt" style:font-size-asian="8pt" style:font-size-complex="8pt"/>
    </style:style>
    <style:style style:name="T1" style:family="text">
      <style:text-properties fo:font-family="Helvetica" style:font-family-generic="swis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Helvetica" style:font-family-generic="swis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font-family="Helvetica" style:font-family-generic="swiss"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family="Helvetica" style:font-family-generic="swis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family="Helvetica" style:font-family-generic="swiss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glue-point draw:id="4" svg:x="0.85cm" svg:y="4.148cm"/>
          <draw:glue-point draw:id="5" svg:x="-0.496cm" svg:y="2.435cm"/>
          <draw:custom-shape draw:style-name="gr1" draw:text-style-name="P2" draw:layer="layout" svg:width="6.284cm" svg:height="0.63cm" svg:x="6.934cm" svg:y="6.683cm">
            <text:p text:style-name="P1"><text:span text:style-name="T1">DTMF Detecto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6.285cm" svg:height="2.096cm" svg:x="6.932cm" svg:y="7.316cm">
            <text:p text:style-name="P3"><text:span text:style-name="T2">- SINES : const int[]</text:span></text:p>
            <text:p text:style-name="P3"><text:span text:style-name="T2">- COSINES : const int[]</text:span></text:p>
            <text:p text:style-name="P3"><text:span text:style-name="T2">- RESPONSE_LOOKUP : const int[]</text:span></text:p>
            <text:p text:style-name="P3"><text:span text:style-name="T2">- BUTTONS : const char[]</text:span></text:p>
            <text:p text:style-name="P3"><text:span text:style-name="T3">- samples_frame : int[]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6.284cm" svg:height="1.906cm" svg:x="6.932cm" svg:y="9.416cm">
            <text:p text:style-name="P3"><text:span text:style-name="T4">+ add_sample(sample : int)</text:span></text:p>
            <text:p text:style-name="P3"><text:span text:style-name="T4">+ do_dtmf() : char</text:span></text:p>
            <text:p text:style-name="P3"><text:span text:style-name="T4">- goertzel (tone : int) : int</text:span></text:p>
            <text:p text:style-name="P3"><text:span text:style-name="T4">- analyze_responses(responses : int[]) : int</text:span></text:p>
            <draw:enhanced-geometry svg:viewBox="0 0 21600 21600" draw:type="rectangle" draw:enhanced-path="M 0 0 L 21600 0 21600 21600 0 21600 0 0 Z N"/>
          </draw:custom-shape>
        </draw:g>
        <draw:frame draw:style-name="gr2" draw:text-style-name="P6" draw:id="id2" draw:layer="layout" svg:width="6.644cm" svg:height="4.217cm" svg:x="14.355cm" svg:y="6.771cm">
          <draw:text-box>
            <text:p><text:span text:style-name="T5">For all tones {</text:span></text:p>
            <text:p><text:span text:style-name="T5"><text:s text:c="4"/></text:span><text:span text:style-name="T5">tone_responses[tone] = goertzel(tone);</text:span></text:p>
            <text:p><text:span text:style-name="T5">}</text:span></text:p>
            <text:p><text:span text:style-name="T5"/></text:p>
            <text:p><text:span text:style-name="T5">detected_signal = </text:span></text:p>
            <text:p><text:span text:style-name="T5"><text:s text:c="16"/></text:span><text:span text:style-name="T5">analyze_responses( tone_responses);</text:span></text:p>
            <text:p><text:span text:style-name="T5"><text:s text:c="4"/></text:span></text:p>
            <text:p><text:span text:style-name="T5">If detected_signal is invalid</text:span></text:p>
            <text:p><text:span text:style-name="T5"><text:s text:c="4"/></text:span><text:span text:style-name="T5">return 'I';</text:span></text:p>
            <text:p><text:span text:style-name="T5">else</text:span></text:p>
            <text:p><text:span text:style-name="T5"><text:s text:c="4"/></text:span><text:span text:style-name="T5">return BUTTONS[detected_signal];</text:span></text:p>
          </draw:text-box>
        </draw:frame>
        <draw:connector draw:style-name="gr3" draw:text-style-name="P1" draw:layer="layout" draw:line-skew="-1.683cm -0.1cm" svg:x1="9.764cm" svg:y1="10.131cm" svg:x2="14.355cm" svg:y2="8.879cm" draw:start-shape="id1" draw:start-glue-point="5" draw:end-shape="id2" draw:end-glue-point="3" svg:d="m9764 10131v34h3923v-1286h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2100 2100" svg:d="m1050 175c-496 0-875 379-875 875s379 875 875 875 875-379 875-875-379-875-875-875zm0-175c595 0 1050 455 1050 1050s-455 1050-1050 1050-1050-455-1050-1050 455-1050 1050-105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2-04-10T14:38:45</dc:date>
    <meta:editing-duration>PT05H36M37S</meta:editing-duration>
    <meta:editing-cycles>63</meta:editing-cycles>
    <meta:generator>OpenOffice.org/3.1$Unix OpenOffice.org_project/310m19$Build-9420</meta:generator>
    <meta:print-date>2011-08-20T15:00:02</meta:print-date>
    <dc:creator>Tiago Mück</dc:cre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